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6000001356D33B228.png" manifest:media-type=""/>
  <manifest:file-entry manifest:full-path="Pictures/1000000000000294000001EF40C09245.png" manifest:media-type=""/>
  <manifest:file-entry manifest:full-path="Pictures/100000000000026C000001E088ACBAAB.png" manifest:media-type=""/>
  <manifest:file-entry manifest:full-path="Pictures/10000000000003510000019FC447351E.png" manifest:media-type=""/>
  <manifest:file-entry manifest:full-path="Pictures/10000000000001EA000002A5CC51C8F9.png" manifest:media-type=""/>
  <manifest:file-entry manifest:full-path="Pictures/10000000000002330000022CF505B0AA.png" manifest:media-type=""/>
  <manifest:file-entry manifest:full-path="Pictures/10000000000002A500000222F4BDA5C2.png" manifest:media-type=""/>
  <manifest:file-entry manifest:full-path="Pictures/10000000000002BD000001704BEB772C.png" manifest:media-type=""/>
  <manifest:file-entry manifest:full-path="Pictures/10000000000003E8000002C2197AB347.png" manifest:media-type=""/>
  <manifest:file-entry manifest:full-path="Pictures/10000000000003E6000002809AA35882.png" manifest:media-type=""/>
  <manifest:file-entry manifest:full-path="Pictures/100000000000038F0000020F9051B9DA.png" manifest:media-type=""/>
  <manifest:file-entry manifest:full-path="Pictures/10000000000003A10000026E7CD23C8A.png" manifest:media-type=""/>
  <manifest:file-entry manifest:full-path="Pictures/100000000000023300000237B0407723.png" manifest:media-type=""/>
  <manifest:file-entry manifest:full-path="Pictures/100000000000032000000460D6708C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opacity="55%" draw:textarea-horizontal-align="justify" draw:textarea-vertical-align="middle" draw:auto-grow-height="false" draw:shadow-opacity="55%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3.57cm" svg:height="18.999cm" svg:x="7.43cm" svg:y="1cm">
          <draw:image xlink:href="Pictures/100000000000032000000460D6708CD9.png" xlink:type="simple" xlink:show="embed" xlink:actuate="onLoad">
            <text:p/>
          </draw:image>
        </draw:frame>
        <draw:custom-shape draw:style-name="gr2" draw:text-style-name="P1" draw:layer="layout" svg:width="13.6cm" svg:height="19cm" svg:x="7.4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3" draw:text-style-name="P1" draw:layer="layout" svg:width="24.579cm" svg:height="16.456cm" svg:x="2.3cm" svg:y="1.844cm">
          <draw:image xlink:href="Pictures/10000000000003A10000026E7CD23C8A.png" xlink:type="simple" xlink:show="embed" xlink:actuate="onLoad">
            <text:p/>
          </draw:image>
        </draw:frame>
        <draw:custom-shape draw:style-name="gr2" draw:text-style-name="P1" draw:layer="layout" svg:width="24.6cm" svg:height="16.3cm" svg:x="2.3cm" svg:y="1.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frame draw:style-name="gr3" draw:text-style-name="P1" draw:layer="layout" svg:width="24.103cm" svg:height="13.943cm" svg:x="2.197cm" svg:y="3.9cm">
          <draw:image xlink:href="Pictures/100000000000038F0000020F9051B9DA.png" xlink:type="simple" xlink:show="embed" xlink:actuate="onLoad">
            <text:p/>
          </draw:image>
        </draw:frame>
        <draw:custom-shape draw:style-name="gr2" draw:text-style-name="P1" draw:layer="layout" svg:width="24.1cm" svg:height="14.1cm" svg:x="2.2cm" svg:y="3.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frame draw:style-name="gr3" draw:text-style-name="P1" draw:layer="layout" svg:width="26.404cm" svg:height="16.932cm" svg:x="1.896cm" svg:y="2.068cm">
          <draw:image xlink:href="Pictures/10000000000003E6000002809AA35882.png" xlink:type="simple" xlink:show="embed" xlink:actuate="onLoad">
            <text:p/>
          </draw:image>
        </draw:frame>
      </draw:page>
      <draw:page draw:name="page5" draw:style-name="dp1" draw:master-page-name="Predeterminado">
        <draw:frame draw:style-name="gr3" draw:text-style-name="P1" draw:layer="layout" svg:width="18.546cm" svg:height="9.736cm" svg:x="5.854cm" svg:y="3.764cm">
          <draw:image xlink:href="Pictures/10000000000002BD000001704BEB772C.png" xlink:type="simple" xlink:show="embed" xlink:actuate="onLoad">
            <text:p/>
          </draw:image>
        </draw:frame>
      </draw:page>
      <draw:page draw:name="page6" draw:style-name="dp1" draw:master-page-name="Predeterminado">
        <draw:frame draw:style-name="gr3" draw:text-style-name="P1" draw:layer="layout" svg:width="17.911cm" svg:height="14.445cm" svg:x="5.189cm" svg:y="2.255cm">
          <draw:image xlink:href="Pictures/10000000000002A500000222F4BDA5C2.png" xlink:type="simple" xlink:show="embed" xlink:actuate="onLoad">
            <text:p/>
          </draw:image>
        </draw:frame>
      </draw:page>
      <draw:page draw:name="page7" draw:style-name="dp1" draw:master-page-name="Predeterminado">
        <draw:frame draw:style-name="gr3" draw:text-style-name="P1" draw:layer="layout" svg:width="14.895cm" svg:height="14.71cm" svg:x="7.9cm" svg:y="1.39cm">
          <draw:image xlink:href="Pictures/10000000000002330000022CF505B0AA.png" xlink:type="simple" xlink:show="embed" xlink:actuate="onLoad">
            <text:p/>
          </draw:image>
        </draw:frame>
      </draw:page>
      <draw:page draw:name="page8" draw:style-name="dp1" draw:master-page-name="Predeterminado">
        <draw:frame draw:style-name="gr3" draw:text-style-name="P1" draw:layer="layout" svg:width="14.895cm" svg:height="15.001cm" svg:x="13.821cm" svg:y="4.361cm">
          <draw:image xlink:href="Pictures/100000000000023300000237B0407723.png" xlink:type="simple" xlink:show="embed" xlink:actuate="onLoad">
            <text:p/>
          </draw:image>
        </draw:frame>
        <draw:frame draw:style-name="gr3" draw:text-style-name="P1" draw:layer="layout" svg:width="12.964cm" svg:height="17.911cm" svg:x="1.8cm" svg:y="1.189cm">
          <draw:image xlink:href="Pictures/10000000000001EA000002A5CC51C8F9.png" xlink:type="simple" xlink:show="embed" xlink:actuate="onLoad">
            <text:p/>
          </draw:image>
        </draw:frame>
      </draw:page>
      <draw:page draw:name="page9" draw:style-name="dp1" draw:master-page-name="Predeterminado">
        <draw:frame draw:style-name="gr3" draw:text-style-name="P1" draw:layer="layout" svg:width="26.457cm" svg:height="18.679cm" svg:x="2.243cm" svg:y="1.321cm">
          <draw:image xlink:href="Pictures/10000000000003E8000002C2197AB347.png" xlink:type="simple" xlink:show="embed" xlink:actuate="onLoad">
            <text:p/>
          </draw:image>
        </draw:frame>
        <draw:custom-shape draw:style-name="gr2" draw:text-style-name="P1" draw:layer="layout" svg:width="26.5cm" svg:height="18.6cm" svg:x="2.2cm" svg:y="1.4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Predeterminado">
        <draw:frame draw:style-name="gr3" draw:text-style-name="P1" draw:layer="layout" svg:width="19.3cm" svg:height="9.434cm" svg:x="1.2cm" svg:y="0.621cm">
          <draw:image xlink:href="Pictures/10000000000003510000019FC447351E.png" xlink:type="simple" xlink:show="embed" xlink:actuate="onLoad">
            <text:p/>
          </draw:image>
        </draw:frame>
        <draw:frame draw:style-name="gr3" draw:text-style-name="P1" draw:layer="layout" svg:width="14.203cm" svg:height="10.996cm" svg:x="14.3cm" svg:y="8.9cm">
          <draw:image xlink:href="Pictures/100000000000026C000001E088ACBAAB.png" xlink:type="simple" xlink:show="embed" xlink:actuate="onLoad">
            <text:p/>
          </draw:image>
        </draw:frame>
      </draw:page>
      <draw:page draw:name="page11" draw:style-name="dp1" draw:master-page-name="Predeterminado">
        <draw:frame draw:style-name="gr3" draw:text-style-name="P1" draw:layer="layout" svg:width="17.462cm" svg:height="13.096cm" svg:x="6.4cm" svg:y="3.204cm">
          <draw:image xlink:href="Pictures/1000000000000294000001EF40C09245.png" xlink:type="simple" xlink:show="embed" xlink:actuate="onLoad">
            <text:p/>
          </draw:image>
        </draw:frame>
        <draw:custom-shape draw:style-name="gr2" draw:text-style-name="P1" draw:layer="layout" svg:width="17.5cm" svg:height="13.2cm" svg:x="6.4cm" svg:y="3.2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Predeterminado">
        <draw:frame draw:style-name="gr3" draw:text-style-name="P1" draw:layer="layout" svg:width="8.201cm" svg:height="8.175cm" svg:x="12.5cm" svg:y="8.2cm">
          <draw:image xlink:href="Pictures/1000000000000136000001356D33B228.png" xlink:type="simple" xlink:show="embed" xlink:actuate="onLoad">
            <text:p/>
          </draw:image>
        </draw:frame>
        <draw:custom-shape draw:style-name="gr2" draw:text-style-name="P1" draw:layer="layout" svg:width="9cm" svg:height="8.3cm" svg:x="12.2cm" svg:y="8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jfviana </meta:initial-creator>
    <meta:creation-date>2013-10-01T13:57:19.135325441</meta:creation-date>
    <dc:date>2013-12-10T16:21:04.838312668</dc:date>
    <dc:creator>ijfviana-dev </dc:creator>
    <meta:editing-duration>P2DT6H53M35S</meta:editing-duration>
    <meta:editing-cycles>43</meta:editing-cycles>
    <meta:generator>LibreOffice/4.1.2.3$Linux_X86_64 LibreOffice_project/410m0$Build-3</meta:generator>
    <meta:document-statistic meta:object-count="20"/>
  </office:meta>
</office:document-meta>
</file>